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Table_20_Contents">
      <style:text-properties fo:font-weight="bold" officeooo:paragraph-rsid="00088e0e" style:font-weight-asian="bold" style:font-weight-complex="bold"/>
    </style:style>
    <style:style style:name="P3" style:family="paragraph" style:parent-style-name="Table_20_Contents">
      <style:text-properties officeooo:paragraph-rsid="00088e0e"/>
    </style:style>
    <style:style style:name="P4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5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tyle="italic" officeooo:paragraph-rsid="000a0d7f" style:font-style-asian="italic" style:font-style-complex="italic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0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4">Modifica menù bambino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4">Direttore o Impiegato</text:p>
          </table:table-cell>
        </table:table-row>
        <table:table-row table:style-name="Tabella33.2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6">L'utente accede al sistema e viene riconosciuto come <text:span text:style-name="T1">Direttore oppure come Impiegato</text:span>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p text:style-name="P4"><text:s text:c="10"/>1. il sistema mostra una notifica.</text:p>
            <text:p text:style-name="P4"/>
            <text:p text:style-name="P4">2.l'utente prende visione della notifica che specifica la richiesta di un genitore nel modificare il menu della mensa per il proprio figlio.</text:p>
            <text:p text:style-name="P4"/>
            <text:p text:style-name="P4">3. l'utente verifica l'ID del bambino e modifica il piano-menù del bambino.</text:p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5">In caso di successo Il sistema mostra i dati <text:span text:style-name="T1">modificati</text:span>.</text:p>
            <text:p text:style-name="P5"/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3"/>
          </table:table-cell>
        </table:table-row>
      </table:table>
      <text:p text:style-name="P7"><text:span text:style-name="T4">UC16: Modifica menù bambino da parte del direttore o dell'impiega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3.6$Windows_x86 LibreOffice_project/da8c1e6-fd468f4-454e206-f42a4a9-143cfd</meta:generator>
    <dc:date>2012-10-19T12:32:23.19</dc:date>
    <meta:document-statistic meta:table-count="1" meta:image-count="0" meta:object-count="0" meta:page-count="1" meta:paragraph-count="16" meta:word-count="113" meta:character-count="747" meta:non-whitespace-character-count="640"/>
    <meta:user-defined meta:name="Info 1"/>
    <meta:user-defined meta:name="Info 2"/>
    <meta:user-defined meta:name="Info 3"/>
    <meta:user-defined meta:name="Info 4"/>
  </office:meta>
</office:document-meta>
</file>